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10.35cm" fo:min-width="19.5cm"/>
    </style:style>
    <style:style style:name="gr2" style:family="graphic" style:parent-style-name="standard">
      <style:graphic-properties draw:textarea-horizontal-align="justify" draw:textarea-vertical-align="top" draw:auto-grow-height="false" fo:min-height="6.114cm" fo:min-width="5.724cm"/>
    </style:style>
    <style:style style:name="gr3" style:family="graphic" style:parent-style-name="standard">
      <style:graphic-properties draw:textarea-horizontal-align="justify" draw:textarea-vertical-align="top" draw:auto-grow-height="false" fo:min-height="4.348cm" fo:min-width="5.088cm"/>
    </style:style>
    <style:style style:name="gr4" style:family="graphic" style:parent-style-name="standard">
      <style:graphic-properties draw:textarea-horizontal-align="justify" draw:textarea-vertical-align="top" draw:auto-grow-height="false" fo:min-height="2.933cm" fo:min-width="3.814cm"/>
    </style:style>
    <style:style style:name="gr5" style:family="graphic" style:parent-style-name="standard">
      <style:graphic-properties draw:fill-color="#fffbcc" draw:textarea-horizontal-align="justify" draw:textarea-vertical-align="top" draw:auto-grow-height="false" fo:min-height="6.114cm" fo:min-width="5.72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b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cm" svg:height="10.6cm" svg:x="4cm" svg:y="3.3cm">
          <text:p text:style-name="P1">Set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8cm" svg:height="9cm" svg:x="5.1cm" svg:y="4.3cm">
          <text:p text:style-name="P3">Pose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7.9cm" svg:height="6.5cm" svg:x="5.6cm" svg:y="6.8cm">
          <text:p text:style-name="P3">Preorder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6.1cm" svg:height="4.501cm" svg:x="6.4cm" svg:y="8.8cm">
          <text:p text:style-name="P3">Total Order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8.8cm" svg:height="9cm" svg:x="14.1cm" svg:y="4.4cm">
          <text:p text:style-name="P3">Unorde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5:35:06.399255798</meta:creation-date>
    <dc:date>2018-03-31T15:41:32.078078567</dc:date>
    <meta:editing-duration>PT6M26S</meta:editing-duration>
    <meta:editing-cycles>1</meta:editing-cycles>
    <meta:document-statistic meta:object-count="5"/>
    <meta:generator>LibreOffice/5.4.5.1$Linux_X86_64 LibreOffice_project/40m0$Build-1</meta:generator>
  </office:meta>
</office:document-meta>
</file>